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Dark elf</text:p>
          </table:table-cell>
          <table:table-cell office:value-type="string" calcext:value-type="string">
            <text:p>Equine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Succubus </text:p>
          </table:table-cell>
          <table:table-cell office:value-type="string" calcext:value-type="string">
            <text:p>Incubu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Halfling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office:value-type="string" calcext:value-type="string">
            <text:p>Bonus Str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nus 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nus Cha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nus Wi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nus E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nus S-ski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For balance I need to have a set amount of points for all races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00-00-00</text:date>, <text:time style:data-style-name="N2" text:time-value="10:21:57.5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 LibreOffice_project/9d0f32d1f0b509096fd65e0d4bec26ddd1938fd3</meta:generator>
    <dc:date>2019-02-21T11:38:20.847000000</dc:date>
    <meta:editing-duration>PT55M32S</meta:editing-duration>
    <meta:editing-cycles>1</meta:editing-cycles>
    <meta:document-statistic meta:table-count="1" meta:cell-count="62" meta:object-count="0"/>
  </office:meta>
</office:document-meta>
</file>